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text-properties officeooo:rsid="001ec6c7" officeooo:paragraph-rsid="001ec6c7"/>
    </style:style>
    <style:style style:name="P16" style:family="paragraph" style:parent-style-name="Standard">
      <style:text-properties officeooo:paragraph-rsid="001ec6c7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ec6c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ec6c7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47563915664" text:id="ct14064756391566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47563915952" text:id="ct140647563915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47563916160" text:id="ct1406475639161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47563916368" text:id="ct1406475639163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647563918112" text:id="ct14064756391811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47563895120" text:id="ct1406475638951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647563915664"/><text:change-start text:change-id="ct140647563915952"/>Adopt<text:change-end text:change-id="ct140647563915952"/>ed<text:change-start text:change-id="ct140647563916160"/> as a <text:change-end text:change-id="ct140647563916160"/>NMRA <text:change-start text:change-id="ct140647563916368"/>Standard<text:change-end text:change-id="ct140647563916368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47563918112"/><text:change-start text:change-id="ct140647563895120"/>Version History<text:change-end text:change-id="ct1406475638951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8">submitted for public comment</text:span></text:p>
          </table:table-cell>
        </table:table-row>
        <table:table-row>
          <table:table-cell table:style-name="Table2.A2" office:value-type="string">
            <text:p text:style-name="P16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ec6c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38:11.198172024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3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4M54S</meta:editing-duration>
    <meta:generator>LibreOffice/4.4.0.3$MacOSX_X86_64 LibreOffice_project/de093506bcdc5fafd9023ee680b8c60e3e0645d7</meta:generator>
    <dc:date>2016-02-08T09:38:11.076272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88" meta:character-count="546" meta:non-whitespace-character-count="466"/>
  </office:meta>
</office:document-meta>
</file>